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2B0000022B9D6582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1cm" draw:marker-start-width="0.17cm" draw:marker-end-width="0.17cm" draw:textarea-horizontal-align="justify" draw:textarea-vertical-align="middle" draw:auto-grow-height="false" fo:padding-top="0.105cm" fo:padding-bottom="0.105cm" fo:padding-left="0.23cm" fo:padding-right="0.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Dashed_20__28_var_29_" svg:stroke-width="0.01cm" draw:marker-start-width="0.17cm" draw:marker-end-width="0.17cm" draw:fill="none" draw:textarea-vertical-align="middle" fo:padding-top="0.105cm" fo:padding-bottom="0.105cm" fo:padding-left="0.23cm" fo:padding-right="0.23cm"/>
    </style:style>
    <style:style style:name="gr5" style:family="graphic" style:parent-style-name="objectwithoutfill">
      <style:graphic-properties draw:stroke="dash" draw:stroke-dash="Dashed_20__28_var_29_" svg:stroke-width="0.01cm" draw:marker-start-width="0.16cm" draw:marker-end-width="0.16cm" draw:fill="none" draw:textarea-vertical-align="middle" fo:padding-top="0.105cm" fo:padding-bottom="0.105cm" fo:padding-left="0.23cm" fo:padding-right="0.2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7cm" svg:height="4.5cm" svg:x="1cm" svg:y="22.4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83cm" svg:height="0.729cm" svg:x="1.417cm" svg:y="22.711cm">
          <draw:text-box>
            <text:p><text:span text:style-name="T1">Low Noise Amplifier - LNA01A</text:span></text:p>
          </draw:text-box>
        </draw:frame>
        <draw:frame draw:style-name="gr2" draw:layer="layout" svg:width="1.556cm" svg:height="0.649cm" svg:x="1.3cm" svg:y="24.251cm">
          <draw:text-box>
            <text:p><text:span text:style-name="T2">INPUT</text:span></text:p>
          </draw:text-box>
        </draw:frame>
        <draw:frame draw:style-name="gr2" draw:layer="layout" svg:width="1.95cm" svg:height="0.649cm" svg:x="5.55cm" svg:y="24.251cm">
          <draw:text-box>
            <text:p><text:span text:style-name="T2">OUTPUT</text:span></text:p>
          </draw:text-box>
        </draw:frame>
        <draw:frame draw:style-name="gr3" draw:text-style-name="P1" draw:layer="layout" svg:width="1.8cm" svg:height="1.8cm" svg:x="3.4cm" svg:y="24.8cm">
          <draw:image xlink:href="Pictures/100002000000022B0000022B9D65827B.png" xlink:type="simple" xlink:show="embed" xlink:actuate="onLoad">
            <text:p/>
          </draw:image>
        </draw:frame>
        <draw:frame draw:style-name="gr2" draw:text-style-name="P3" draw:layer="layout" svg:width="2.754cm" svg:height="0.573cm" svg:x="1.1cm" svg:y="23.467cm">
          <draw:text-box>
            <text:p><text:span text:style-name="T3">Center frequency:</text:span></text:p>
          </draw:text-box>
        </draw:frame>
        <draw:frame draw:style-name="gr2" draw:text-style-name="P3" draw:layer="layout" svg:width="1.179cm" svg:height="0.573cm" svg:x="5.321cm" svg:y="23.467cm">
          <draw:text-box>
            <text:p><text:span text:style-name="T3">Gain:</text:span></text:p>
          </draw:text-box>
        </draw:frame>
        <draw:line draw:style-name="gr4" draw:text-style-name="P1" draw:layer="layout" svg:x1="1.85cm" svg:y1="25.24cm" svg:x2="2.35cm" svg:y2="25.24cm">
          <text:p/>
        </draw:line>
        <draw:line draw:style-name="gr5" draw:text-style-name="P1" draw:layer="layout" svg:x1="2.1cm" svg:y1="25cm" svg:x2="2.1cm" svg:y2="25.5cm">
          <text:p/>
        </draw:line>
        <draw:line draw:style-name="gr4" draw:text-style-name="P1" draw:layer="layout" svg:x1="6.3cm" svg:y1="25.24cm" svg:x2="6.8cm" svg:y2="25.24cm">
          <text:p/>
        </draw:line>
        <draw:line draw:style-name="gr5" draw:text-style-name="P1" draw:layer="layout" svg:x1="6.55cm" svg:y1="24.99cm" svg:x2="6.55cm" svg:y2="25.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23:41:51.362916530</meta:creation-date>
    <dc:date>2014-09-22T15:06:05.445270137</dc:date>
    <meta:editing-duration>PT3M9S</meta:editing-duration>
    <meta:editing-cycles>2</meta:editing-cycles>
    <meta:generator>LibreOffice/4.2.6.3$Linux_X86_64 LibreOffice_project/420m0$Build-3</meta:generator>
    <meta:document-statistic meta:object-count="11"/>
  </office:meta>
</office:document-meta>
</file>